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Standard">
      <style:paragraph-properties fo:padding="0.0193in" fo:border="0.0008in solid #d9d9e3"/>
    </style:style>
    <style:style style:name="P4" style:family="paragraph" style:parent-style-name="Standard">
      <style:paragraph-properties fo:margin-top="0in" fo:margin-bottom="0.1965in" fo:padding="0.0193in" fo:border="0.0008in solid #d9d9e3"/>
    </style:style>
    <style:style style:name="P5" style:family="paragraph" style:parent-style-name="Preformatted_20_Text">
      <style:paragraph-properties fo:margin-top="0in" fo:margin-bottom="0.1965in" fo:padding="0.0193in" fo:border="0.0008in solid #d9d9e3"/>
    </style:style>
    <style:style style:name="P6" style:family="paragraph" style:parent-style-name="Preformatted_20_Text">
      <style:paragraph-properties fo:padding="0.0193in" fo:border="0.0008in solid #d9d9e3"/>
    </style:style>
    <style:style style:name="P7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Создание плагина WordPress - основы</text:p>
      <text:p text:style-name="P3">ChatGPT</text:p>
      <text:p text:style-name="P4">ChatGPT</text:p>
      <text:p text:style-name="P1">Создание плагина для WordPress позволяет добавлять дополнительную функциональность к вашему сайту без изменения основного кода WordPress. Вот базовые шаги по созданию плагина:</text:p>
      <text:h text:style-name="P7" text:outline-level="3">1. Создайте папку для вашего плагина:</text:h>
      <text:list xml:id="list637925771445558355" text:style-name="L1">
        <text:list-item>
          <text:p text:style-name="P2">В директории <text:span text:style-name="Source_20_Text">wp-content/plugins/</text:span> создайте новую папку с названием вашего плагина, например <text:span text:style-name="Source_20_Text">myplugin</text:span>.</text:p>
        </text:list-item>
      </text:list>
      <text:h text:style-name="P7" text:outline-level="3">2. Создайте основные файлы плагина:</text:h>
      <text:p text:style-name="P1">2.1. <text:span text:style-name="Strong_20_Emphasis">myplugin.php:</text:span> Это основной файл вашего плагина. В этом файле вы будете описывать основную информацию о плагине и загружать дополнительные файлы при необходимости.</text:p>
      <text:p text:style-name="P6">phpCopy code</text:p>
      <text:p text:style-name="P6"><text:span text:style-name="Source_20_Text">&lt;?php</text:span></text:p>
      <text:p text:style-name="P6"><text:span text:style-name="Source_20_Text">/*</text:span></text:p>
      <text:p text:style-name="P6"><text:span text:style-name="Source_20_Text">Plugin Name: My Plugin</text:span></text:p>
      <text:p text:style-name="P6"><text:span text:style-name="Source_20_Text">Description: Description of your plugin</text:span></text:p>
      <text:p text:style-name="P6"><text:span text:style-name="Source_20_Text">Version: 1.0</text:span></text:p>
      <text:p text:style-name="P6"><text:span text:style-name="Source_20_Text">Author: Your Name</text:span></text:p>
      <text:p text:style-name="P5"><text:span text:style-name="Source_20_Text">*/</text:span></text:p>
      <text:h text:style-name="P7" text:outline-level="3">3. Добавьте функциональность в плагин:</text:h>
      <text:p text:style-name="P1">3.1. <text:span text:style-name="Strong_20_Emphasis">Функции и хуки:</text:span> Используйте хуки и функции WordPress для добавления функциональности плагина. Например:</text:p>
      <text:p text:style-name="P6">phpCopy code</text:p>
      <text:p text:style-name="P6"><text:span text:style-name="Source_20_Text">&lt;?php</text:span></text:p>
      <text:p text:style-name="P6"><text:span text:style-name="Source_20_Text">function my_plugin_function() {</text:span></text:p>
      <text:p text:style-name="P6"><text:span text:style-name="Source_20_Text"><text:s text:c="4"/>// Ваш код</text:span></text:p>
      <text:p text:style-name="P6"><text:span text:style-name="Source_20_Text">}</text:span></text:p>
      <text:p text:style-name="P6"><text:span text:style-name="Source_20_Text">add_action('init', 'my_plugin_function');</text:span></text:p>
      <text:p text:style-name="P5"><text:span text:style-name="Source_20_Text">?&gt;</text:span></text:p>
      <text:h text:style-name="P7" text:outline-level="3">4. Добавьте дополнительные файлы:</text:h>
      <text:p text:style-name="P1">4.1. Если ваш плагин содержит много функций или классов, разместите их в отдельных файлах и подключите их в основном файле плагина:</text:p>
      <text:p text:style-name="P6">phpCopy code</text:p>
      <text:p text:style-name="P5"><text:span text:style-name="Source_20_Text">require_once plugin_dir_path(__FILE__) . 'includes/my-functions.php';</text:span></text:p>
      <text:h text:style-name="P7" text:outline-level="3">5. Разработайте пользовательский интерфейс (при необходимости):</text:h>
      <text:p text:style-name="P1">5.1. Если ваш плагин включает в себя административную часть или пользовательские настройки, создайте соответствующие страницы и формы.</text:p>
      <text:h text:style-name="P7" text:outline-level="3"><text:soft-page-break/>6. Тестирование и отладка:</text:h>
      <text:p text:style-name="P1">6.1. Проверьте работу вашего плагина на различных страницах вашего сайта и в разных сценариях использования.</text:p>
      <text:h text:style-name="P7" text:outline-level="3">7. Загрузите плагин на ваш сайт:</text:h>
      <text:p text:style-name="P1">7.1. Скопируйте созданную папку плагина в директорию <text:span text:style-name="Source_20_Text">wp-content/plugins/</text:span> вашего сайта WordPress.</text:p>
      <text:p text:style-name="P1">7.2. В административной панели WordPress перейдите в "Плагины" и активируйте ваш плагин.</text:p>
      <text:p text:style-name="P1">Это основные шаги по созданию плагина WordPress. При создании более сложных плагинов может потребоваться более глубокое понимание API WordPress и PH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8T22:46:54.65</dc:date>
    <meta:document-statistic meta:table-count="0" meta:image-count="0" meta:object-count="0" meta:page-count="2" meta:paragraph-count="37" meta:word-count="250" meta:character-count="1870"/>
    <dc:creator>Dima Wide</dc:creator>
    <meta:user-defined meta:name="Info 1"/>
    <meta:user-defined meta:name="Info 2"/>
    <meta:user-defined meta:name="Info 3"/>
    <meta:user-defined meta:name="Info 4"/>
  </office:meta>
</office:document-meta>
</file>